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ene de familia pobre. Los padres pidieron un préstamos para poder llevar a Eva María al colegio. El préstamo obviamente no lo pudieron a un banco, sino a un grupo de crimen organizado allí en Galicia. Como los padres de Eva María tardaban demasiado en pagar (para según los estándares criminales) se llevaron a la niña. <text:line-break/>Mientras Eva María estaba secuestrada paso mucha hambre y debido a que solo veía gente para que le tiraran un plato de comida en el suelo se sentía sola, muy <text:s/>sola. Está soledad llevó a Eva María a hablar mentalmente consigo mismo generando y separando 2 personalidades. Eva que cuando le traían la comida protestaba y preguntaba cuando iban a liberarla. Y María que cuando le traían la comida se refugiaba en la esquina más oscura de la habitación para evitar ser detectada.<text:line-break/>Deciden liberar a Eva María. Está guía a 3 de los criminales a su casa, donde sus padres la esperan. Sin apenas poder saludar a Eva María los 3 hombres los matan delante de los ojos de la pequeña. La abandonan allí con los cadáveres.<text:line-break/>Como la casa al carecer por completo de movimiento los vecinos alertan a la policía. Al llegar al domicilio encuentran a Eva que ataca a los policías. Estos consiguen reducirla y llevarla a comisaría para interrogarla. La investigación revela que obviamente sus padres están muertos. Entonces la llevan a un orfanato de monj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5-09T18:25:32.798000000</dc:date>
    <meta:editing-duration>PT5M57S</meta:editing-duration>
    <meta:editing-cycles>3</meta:editing-cycles>
    <meta:document-statistic meta:table-count="0" meta:image-count="0" meta:object-count="0" meta:page-count="1" meta:paragraph-count="1" meta:word-count="237" meta:character-count="1360" meta:non-whitespace-character-count="1122"/>
  </office:meta>
</office:document-meta>
</file>